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venir" svg:font-family="Aveni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6.237cm"/>
    </style:style>
    <style:style style:name="co3" style:family="table-column">
      <style:table-column-properties fo:break-before="auto" style:column-width="6.5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205cm" fo:break-before="auto" style:use-optimal-row-height="true"/>
    </style:style>
    <style:style style:name="ro3" style:family="table-row">
      <style:table-row-properties style:row-height="1.7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2pt" style:font-size-asian="12pt" style:font-size-complex="12pt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Avenir" fo:font-size="12pt" style:font-size-asian="12pt" style:font-size-complex="12pt"/>
    </style:style>
    <style:style style:name="ce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style:font-name="Avenir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venir" fo:font-size="12pt" style:font-size-asian="12pt" style:font-size-complex="12pt"/>
    </style:style>
    <style:style style:name="ce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9211e"/>
    </style:style>
    <style:style style:name="T4" style:family="text">
      <style:text-properties fo:font-size="9pt" style:font-size-asian="9pt" style:font-size-complex="9pt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2" office:value-type="string" calcext:value-type="string">
            <text:p>HARC</text:p>
          </table:table-cell>
          <table:table-cell table:style-name="ce2" office:value-type="string" calcext:value-type="string">
            <text:p>VARÁZ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KERET</text:p>
          </table:table-cell>
          <table:table-cell table:style-name="ce4" office:value-type="string" calcext:value-type="string">
            <text:p>Harcmodor szint +</text:p>
            <text:p>Gyorsaság tulajdonság</text:p>
            <text:p><text:span text:style-name="T1">(Max: 15 + 5)</text:span></text:p>
          </table:table-cell>
          <table:table-cell table:style-name="ce4" office:value-type="string" calcext:value-type="string">
            <text:p>Tapasztalati Szint +</text:p>
            <text:p>Mágia Tradíció szint +</text:p>
            <text:p>Összpontosítás szint</text:p>
            <text:p><text:span text:style-name="T1">(Max: 15+15+15)</text:span>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EBESSÉG</text:p>
          </table:table-cell>
          <table:table-cell table:style-name="ce4" office:value-type="string" calcext:value-type="string">
            <text:p>Fegyver Sebessége</text:p>
            <text:p><text:span text:style-name="T2">(5-9)</text:span></text:p>
          </table:table-cell>
          <table:table-cell table:style-name="ce4" office:value-type="string" calcext:value-type="string">
            <text:p>Max Komplexitás +</text:p>
            <text:p> Max Erősség +</text:p>
            <text:p>Formula extra (<text:span text:style-name="T3">X</text:span>)</text:p>
            <text:p><text:span text:style-name="T1">(15+15+</text:span><text:span text:style-name="T4">X</text:span><text:span text:style-name="T1">)</text:span>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AKCIÓ</text:p>
          </table:table-cell>
          <table:table-cell table:style-name="ce5" office:value-type="string" calcext:value-type="string">
            <text:p>TÁM / KÖR:</text:p>
            <text:p>1 + (KERET /SEBESSÉG)</text:p>
          </table:table-cell>
          <table:table-cell table:style-name="ce5" office:value-type="string" calcext:value-type="string">
            <text:p>Varázsláskor levonás:</text:p>
            <text:p>KERET – SEBESSÉG</text:p>
            <text:p>(maradék felhasználható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"/>
          <table:table-cell table:number-columns-repeated="16380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venir" svg:font-family="Aveni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00.00.00</text:date>, <text:time style:data-style-name="N2" text:time-value="20:51:35.400086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7:19:39.733000000</meta:creation-date>
    <dc:date>2024-11-01T21:00:11.159773152</dc:date>
    <meta:editing-duration>PT20M50S</meta:editing-duration>
    <meta:editing-cycles>6</meta:editing-cycles>
    <meta:generator>LibreOffice/24.8.2.1$MacOSX_AARCH64 LibreOffice_project/0f794b6e29741098670a3b95d60478a65d05ef13</meta:generator>
    <meta:document-statistic meta:table-count="1" meta:cell-count="11" meta:object-count="0"/>
  </office:meta>
</office:document-meta>
</file>